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cm"/>
    </style:style>
    <style:style style:name="gr5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1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6cm" svg:height="8.8cm" svg:x="4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4cm" svg:y1="15.5cm" svg:x2="17.4cm" svg:y2="15.5cm">
          <text:p/>
        </draw:line>
        <draw:line draw:style-name="gr2" draw:text-style-name="P1" draw:layer="layout" svg:x1="10.4cm" svg:y1="10.8cm" svg:x2="10.4cm" svg:y2="20.1cm">
          <text:p/>
        </draw:line>
        <draw:frame draw:style-name="gr3" draw:text-style-name="P2" draw:layer="layout" svg:width="0.896cm" svg:height="1.038cm" svg:x="6.1cm" svg:y="15.462cm">
          <draw:text-box>
            <text:p><text:span text:style-name="T1">a</text:span></text:p>
          </draw:text-box>
        </draw:frame>
        <draw:frame draw:style-name="gr4" draw:text-style-name="P2" draw:layer="layout" svg:width="0.9cm" svg:height="1.038cm" svg:x="9.608cm" svg:y="17.707cm">
          <draw:text-box>
            <text:p><text:span text:style-name="T1">b</text:span></text:p>
          </draw:text-box>
        </draw:frame>
        <draw:frame draw:style-name="gr3" draw:text-style-name="P2" draw:layer="layout" svg:width="0.896cm" svg:height="1.038cm" svg:x="14.4cm" svg:y="10.4cm">
          <draw:text-box>
            <text:p><text:span text:style-name="T1">o</text:span></text:p>
          </draw:text-box>
        </draw:frame>
        <draw:frame draw:style-name="gr3" draw:text-style-name="P2" draw:layer="layout" svg:width="1.09cm" svg:height="1.038cm" svg:x="7.81cm" svg:y="15.5cm">
          <draw:text-box>
            <text:p><text:span text:style-name="T1">f1</text:span></text:p>
          </draw:text-box>
        </draw:frame>
        <draw:frame draw:style-name="gr3" draw:text-style-name="P2" draw:layer="layout" svg:width="1.09cm" svg:height="1.038cm" svg:x="11.81cm" svg:y="15.5cm">
          <draw:text-box>
            <text:p><text:span text:style-name="T1">f2</text:span></text:p>
          </draw:text-box>
        </draw:frame>
        <draw:line draw:style-name="gr5" draw:text-style-name="P3" draw:layer="layout" svg:x1="10.4cm" svg:y1="11.1cm" svg:x2="8.3cm" svg:y2="15.5cm">
          <text:p/>
        </draw:line>
        <draw:line draw:style-name="gr5" draw:text-style-name="P3" draw:layer="layout" svg:x1="14.6cm" svg:y1="11.2cm" svg:x2="10.4cm" svg:y2="15.5cm">
          <text:p/>
        </draw:line>
        <draw:line draw:style-name="gr5" draw:text-style-name="P3" draw:layer="layout" svg:x1="12.2cm" svg:y1="15.5cm" svg:x2="10.4cm" svg:y2="11.1cm">
          <text:p/>
        </draw:line>
        <draw:frame draw:style-name="gr3" draw:text-style-name="P2" draw:layer="layout" svg:width="0.896cm" svg:height="1.038cm" svg:x="8.161cm" svg:y="12.627cm">
          <draw:text-box>
            <text:p text:style-name="P2">d</text:p>
          </draw:text-box>
        </draw:frame>
        <draw:line draw:style-name="gr6" draw:text-style-name="P3" draw:layer="layout" svg:x1="14.6cm" svg:y1="11.2cm" svg:x2="8.3cm" svg:y2="15.5cm">
          <text:p/>
        </draw:line>
        <draw:line draw:style-name="gr6" draw:text-style-name="P3" draw:layer="layout" svg:x1="14.6cm" svg:y1="11.2cm" svg:x2="12.2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6T09:39:02</meta:creation-date>
    <dc:date>2015-11-06T10:29:23</dc:date>
    <meta:editing-duration>PT1M18S</meta:editing-duration>
    <meta:editing-cycles>2</meta:editing-cycles>
    <meta:generator>LibreOffice/3.5$Linux_X86_64 LibreOffice_project/350m1$Build-2</meta:generator>
    <meta:document-statistic meta:object-count="14"/>
  </office:meta>
</office:document-meta>
</file>